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use-window-font-color="true" fo:language="pt" fo:country="BR" style:language-asian="zh" style:country-asian="CN" style:language-complex="hi" style:country-complex="IN" style:font-name="F" fo:font-size="12pt" style:letter-kerning="true" style:font-name-asian="F" style:font-name-complex="Lucida Sans1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20</text:p>
          </table:table-cell>
          <table:table-cell table:style-name="ce2" office:value-type="string" calcext:value-type="string" table:number-columns-spanned="6" table:number-rows-spanned="4">
            <text:p><text:span text:style-name="T1">Os dados referem-se ao número de cochonilhas vivas em cada parcela </text:span></text:p>
            <text:p><text:span text:style-name="T1">(média de três plantas), oito dias após a aplicação de cinco inseticidas. 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2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3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.00</text:p>
          </table:table-cell>
          <table:table-cell table:number-columns-repeated="6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0:38:23.222000000</meta:creation-date>
    <dc:date>2024-12-26T20:43:21.482000000</dc:date>
    <meta:editing-duration>PT4M58S</meta:editing-duration>
    <meta:editing-cycles>1</meta:editing-cycles>
    <meta:document-statistic meta:table-count="1" meta:cell-count="76" meta:object-count="0"/>
    <meta:generator>LibreOffice/7.5.5.2$Windows_X86_64 LibreOffice_project/ca8fe7424262805f223b9a2334bc7181abbcbf5e</meta:generator>
  </office:meta>
</office:document-meta>
</file>